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000000" draw:textarea-horizontal-align="justify" draw:textarea-vertical-align="middle" draw:auto-grow-height="false" fo:min-height="1.024cm" fo:min-width="0.774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1.466cm" fo:min-width="6.116cm"/>
      <style:paragraph-properties style:writing-mode="lr-tb"/>
    </style:style>
    <style:style style:name="gr3" style:family="graphic" style:parent-style-name="objectwithoutfill">
      <style:graphic-properties svg:stroke-color="#000000" draw:marker-start="Small_20_Arrow" draw:fill="solid" draw:textarea-vertical-align="middle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1.024cm" fo:min-width="0.774cm"/>
    </style:style>
    <style:style style:name="gr5" style:family="graphic" style:parent-style-name="standard">
      <style:graphic-properties svg:stroke-color="#000000" draw:fill-color="#000000" draw:textarea-horizontal-align="justify" draw:textarea-vertical-align="middle" draw:auto-grow-height="false" fo:min-height="0.74cm" fo:min-width="0.489cm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0.75cm" fo:min-width="1.333cm"/>
    </style:style>
    <style:style style:name="gr7" style:family="graphic" style:parent-style-name="objectwithoutfill">
      <style:graphic-properties svg:stroke-color="#000000" draw:fill="solid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0.475cm"/>
      <style:paragraph-properties style:writing-mode="lr-tb"/>
    </style:style>
    <style:style style:name="gr9" style:family="graphic" style:parent-style-name="standard">
      <style:graphic-properties svg:stroke-color="#000000" draw:fill-color="#000000" draw:textarea-horizontal-align="justify" draw:textarea-vertical-align="middle" draw:auto-grow-height="false" fo:min-height="1.95cm" fo:min-width="0cm"/>
    </style:style>
    <style:style style:name="gr10" style:family="graphic" style:parent-style-name="standard">
      <style:graphic-properties draw:stroke="none" svg:stroke-color="#000000" draw:fill="none" draw:fill-color="#ffffff" fo:min-height="0.25cm"/>
      <style:paragraph-properties style:writing-mode="lr-tb"/>
    </style:style>
    <style:style style:name="P1" style:family="paragraph">
      <loext:graphic-properties draw:fill-color="#000000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/>
      <style:text-properties fo:font-size="12pt" style:font-size-asian="12pt" style:font-size-complex="12pt"/>
    </style:style>
    <style:style style:name="P4" style:family="paragraph">
      <loext:graphic-properties draw:fill="solid"/>
      <style:paragraph-properties fo:text-align="center"/>
    </style:style>
    <style:style style:name="P5" style:family="paragraph">
      <loext:graphic-properties draw:fill-color="#ffffff"/>
      <style:paragraph-properties fo:text-align="center"/>
    </style:style>
    <style:style style:name="P6" style:family="paragraph">
      <style:paragraph-properties fo:text-align="center" style:writing-mode="lr-tb"/>
      <style:text-properties fo:font-size="12pt" style:font-size-asian="12pt" style:font-size-complex="12pt"/>
    </style:style>
    <style:style style:name="P7" style:family="paragraph">
      <loext:graphic-properties draw:fill-color="#ffffff"/>
      <style:paragraph-properties fo:text-align="center" style:writing-mode="lr-tb"/>
      <style:text-properties fo:font-size="12pt" style:font-size-asian="12pt" style:font-size-complex="12pt"/>
    </style:style>
    <style:style style:name="P8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2pt" style:font-size-asian="12pt" style:font-size-complex="12pt"/>
    </style:style>
    <style:style style:name="P9" style:family="paragraph">
      <style:text-properties fo:font-size="12pt" style:font-size-asian="12pt" style:font-size-complex="12pt"/>
    </style:style>
    <style:style style:name="P10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draw:layer="layout" svg:width="1.8cm" svg:height="1.8cm" svg:x="7.602cm" svg:y="1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6.8cm" svg:height="1.9cm" svg:x="5.102cm" svg:y="4.602cm">
          <text:p text:style-name="P2"><text:span text:style-name="T1">Выполняем получение элемента </text:span></text:p>
          <text:p text:style-name="P2"><text:span text:style-name="T1">по строке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4" draw:layer="layout" svg:x1="8.502cm" svg:y1="4.602cm" svg:x2="8.502cm" svg:y2="3.202cm">
          <text:p/>
        </draw:line>
        <draw:line draw:style-name="gr3" draw:text-style-name="P4" draw:layer="layout" svg:x1="8.502cm" svg:y1="7.502cm" svg:x2="8.502cm" svg:y2="6.502cm">
          <text:p/>
        </draw:line>
        <draw:custom-shape draw:style-name="gr4" draw:text-style-name="P5" draw:layer="layout" svg:width="1.8cm" svg:height="1.8cm" svg:x="3.701cm" svg:y="26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6.8cm" svg:y1="27.7cm" svg:x2="16.602cm" svg:y2="27.702cm">
          <text:p/>
        </draw:line>
        <draw:custom-shape draw:style-name="gr5" draw:text-style-name="P1" draw:layer="layout" svg:width="1.399cm" svg:height="1.4cm" svg:x="3.901cm" svg:y="26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6.8cm" svg:height="1.9cm" svg:x="5.1cm" svg:y="7.5cm">
          <text:p text:style-name="P2"><text:span text:style-name="T1">Проходимся по колонкам </text:span></text:p>
          <text:p text:style-name="P2"><text:span text:style-name="T1">данной строки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draw:layer="layout" svg:width="3.665cm" svg:height="2cm" svg:x="6.6cm" svg:y="10.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3" draw:text-style-name="P4" draw:layer="layout" svg:x1="8.5cm" svg:y1="10.4cm" svg:x2="8.5cm" svg:y2="9.4cm">
          <text:p/>
        </draw:line>
        <draw:custom-shape draw:style-name="gr2" draw:text-style-name="P3" draw:layer="layout" svg:width="6.8cm" svg:height="1.9cm" svg:x="0.9cm" svg:y="12.9cm">
          <text:p text:style-name="P2"><text:span text:style-name="T1">Устанавливаем значение </text:span></text:p>
          <text:p text:style-name="P2"><text:span text:style-name="T1">типа груза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6.8cm" svg:height="1.9cm" svg:x="9.3cm" svg:y="12.9cm">
          <text:p text:style-name="P2"><text:span text:style-name="T1">Проверяем, соответствует ли </text:span></text:p>
          <text:p text:style-name="P2"><text:span text:style-name="T1">вес груза шаблону</text:span></text:p>
          <text:p text:style-name="P2"><text:span text:style-name="T1">(проверка выполняется </text:span></text:p>
          <text:p text:style-name="P2"><text:span text:style-name="T1">через регулярное выражение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draw:layer="layout" svg:width="3.665cm" svg:height="2cm" svg:x="10.835cm" svg:y="15.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7" draw:layer="layout" svg:width="6.8cm" svg:height="1.9cm" svg:x="5.3cm" svg:y="18.5cm">
          <text:p text:style-name="P6"><text:span text:style-name="T1">Уведомляет всех своих </text:span></text:p>
          <text:p text:style-name="P6"><text:span text:style-name="T1">наблюдателей,</text:span></text:p>
          <text:p text:style-name="P6"><text:span text:style-name="T1">что произошла ошибка </text:span></text:p>
          <text:p text:style-name="P6"><text:span text:style-name="T1">установки данных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6.8cm" svg:height="1.9cm" svg:x="13.3cm" svg:y="18.5cm">
          <text:p text:style-name="P2"><text:span text:style-name="T1">Проверяем, удалось ли </text:span></text:p>
          <text:p text:style-name="P2"><text:span text:style-name="T1">установить значение веса груза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draw:layer="layout" svg:width="3.665cm" svg:height="2cm" svg:x="14.8cm" svg:y="21.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7" draw:layer="layout" svg:width="6.8cm" svg:height="1.9cm" svg:x="13.2cm" svg:y="24.6cm">
          <text:p text:style-name="P8"><text:span text:style-name="T1">Уведомляет всех своих </text:span></text:p>
          <text:p text:style-name="P8"><text:span text:style-name="T1">наблюдателей,</text:span></text:p>
          <text:p text:style-name="P8"><text:span text:style-name="T1">что произошла ошибка </text:span></text:p>
          <text:p text:style-name="P8"><text:span text:style-name="T1">установки данных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4" draw:layer="layout" svg:x1="6.6cm" svg:y1="11.4cm" svg:x2="4.3cm" svg:y2="11.4cm">
          <text:p/>
        </draw:line>
        <draw:line draw:style-name="gr7" draw:text-style-name="P4" draw:layer="layout" svg:x1="12.7cm" svg:y1="11.4cm" svg:x2="10.2cm" svg:y2="11.4cm">
          <text:p/>
        </draw:line>
        <draw:line draw:style-name="gr3" draw:text-style-name="P4" draw:layer="layout" svg:x1="4.3cm" svg:y1="12.9cm" svg:x2="4.3cm" svg:y2="11.4cm">
          <text:p/>
        </draw:line>
        <draw:line draw:style-name="gr3" draw:text-style-name="P4" draw:layer="layout" svg:x1="12.7cm" svg:y1="12.9cm" svg:x2="12.7cm" svg:y2="11.4cm">
          <text:p/>
        </draw:line>
        <draw:frame draw:style-name="gr8" draw:text-style-name="P10" draw:layer="layout" svg:width="1.9cm" svg:height="0.725cm" svg:x="4.4cm" svg:y="10.7cm">
          <draw:text-box>
            <text:p text:style-name="P9"><text:span text:style-name="T1">case 0</text:span></text:p>
          </draw:text-box>
        </draw:frame>
        <draw:frame draw:style-name="gr8" draw:text-style-name="P10" draw:layer="layout" svg:width="2.1cm" svg:height="0.725cm" svg:x="10.6cm" svg:y="10.775cm">
          <draw:text-box>
            <text:p text:style-name="P9"><text:span text:style-name="T1">case 1</text:span></text:p>
          </draw:text-box>
        </draw:frame>
        <draw:line draw:style-name="gr3" draw:text-style-name="P4" draw:layer="layout" svg:x1="12.7cm" svg:y1="15.9cm" svg:x2="12.7cm" svg:y2="14.8cm">
          <text:p/>
        </draw:line>
        <draw:line draw:style-name="gr7" draw:text-style-name="P4" draw:layer="layout" svg:x1="14.5cm" svg:y1="16.8cm" svg:x2="16.7cm" svg:y2="16.8cm">
          <text:p/>
        </draw:line>
        <draw:line draw:style-name="gr3" draw:text-style-name="P4" draw:layer="layout" svg:x1="16.7cm" svg:y1="18.5cm" svg:x2="16.7cm" svg:y2="16.8cm">
          <text:p/>
        </draw:line>
        <draw:line draw:style-name="gr7" draw:text-style-name="P4" draw:layer="layout" svg:x1="8.7cm" svg:y1="16.8cm" svg:x2="10.9cm" svg:y2="16.8cm">
          <text:p/>
        </draw:line>
        <draw:line draw:style-name="gr3" draw:text-style-name="P4" draw:layer="layout" svg:x1="8.7cm" svg:y1="18.5cm" svg:x2="8.7cm" svg:y2="16.8cm">
          <text:p/>
        </draw:line>
        <draw:line draw:style-name="gr3" draw:text-style-name="P4" draw:layer="layout" svg:x1="16.7cm" svg:y1="21.5cm" svg:x2="16.7cm" svg:y2="20.4cm">
          <text:p/>
        </draw:line>
        <draw:frame draw:style-name="gr8" draw:text-style-name="P10" draw:layer="layout" svg:width="1.4cm" svg:height="0.725cm" svg:x="15.4cm" svg:y="16cm">
          <draw:text-box>
            <text:p text:style-name="P9"><text:span text:style-name="T1">true</text:span></text:p>
          </draw:text-box>
        </draw:frame>
        <draw:frame draw:style-name="gr8" draw:text-style-name="P10" draw:layer="layout" svg:width="1.4cm" svg:height="0.725cm" svg:x="8.9cm" svg:y="15.975cm">
          <draw:text-box>
            <text:p text:style-name="P9"><text:span text:style-name="T1">false</text:span></text:p>
          </draw:text-box>
        </draw:frame>
        <draw:line draw:style-name="gr3" draw:text-style-name="P4" draw:layer="layout" svg:x1="16.6cm" svg:y1="24.6cm" svg:x2="16.6cm" svg:y2="23.5cm">
          <text:p/>
        </draw:line>
        <draw:line draw:style-name="gr7" draw:text-style-name="P4" draw:layer="layout" svg:x1="16.6cm" svg:y1="26.5cm" svg:x2="16.6cm" svg:y2="27.7cm">
          <text:p/>
        </draw:line>
        <draw:line draw:style-name="gr7" draw:text-style-name="P4" draw:layer="layout" svg:x1="8.7cm" svg:y1="20.4cm" svg:x2="8.7cm" svg:y2="27.1cm">
          <text:p/>
        </draw:line>
        <draw:line draw:style-name="gr3" draw:text-style-name="P4" draw:layer="layout" svg:x1="6.8cm" svg:y1="27.1cm" svg:x2="8.7cm" svg:y2="27.1cm">
          <text:p/>
        </draw:line>
        <draw:line draw:style-name="gr7" draw:text-style-name="P4" draw:layer="layout" svg:x1="4.3cm" svg:y1="14.8cm" svg:x2="4.3cm" svg:y2="21.5cm">
          <text:p/>
        </draw:line>
        <draw:line draw:style-name="gr7" draw:text-style-name="P4" draw:layer="layout" svg:x1="4.3cm" svg:y1="21.5cm" svg:x2="7.5cm" svg:y2="21.5cm">
          <text:p/>
        </draw:line>
        <draw:line draw:style-name="gr7" draw:text-style-name="P4" draw:layer="layout" svg:x1="7.5cm" svg:y1="21.5cm" svg:x2="7.5cm" svg:y2="26.4cm">
          <text:p/>
        </draw:line>
        <draw:line draw:style-name="gr3" draw:text-style-name="P4" draw:layer="layout" svg:x1="6.8cm" svg:y1="26.4cm" svg:x2="7.5cm" svg:y2="26.4cm">
          <text:p/>
        </draw:line>
        <draw:custom-shape draw:style-name="gr9" draw:text-style-name="P1" draw:layer="layout" svg:width="0.2cm" svg:height="2.2cm" svg:x="6.6cm" svg:y="25.9cm">
          <text:p/>
          <draw:enhanced-geometry svg:viewBox="0 0 21600 21600" draw:type="rectangle" draw:enhanced-path="M 0 0 L 21600 0 21600 21600 0 21600 0 0 Z N"/>
        </draw:custom-shape>
        <draw:line draw:style-name="gr3" draw:text-style-name="P4" draw:layer="layout" svg:x1="5.5cm" svg:y1="27.1cm" svg:x2="6.6cm" svg:y2="27.1cm">
          <text:p/>
        </draw:line>
        <draw:frame draw:style-name="gr10" draw:text-style-name="P10" draw:layer="layout" svg:width="2.8cm" svg:height="0.725cm" svg:x="16.9cm" svg:y="23.7cm">
          <draw:text-box>
            <text:p text:style-name="P9"><text:span text:style-name="T1">! setWeight</text:span></text:p>
          </draw:text-box>
        </draw:frame>
        <draw:line draw:style-name="gr7" draw:text-style-name="P4" draw:layer="layout" svg:x1="14.8cm" svg:y1="22.5cm" svg:x2="12.4cm" svg:y2="22.5cm">
          <text:p/>
        </draw:line>
        <draw:line draw:style-name="gr7" draw:text-style-name="P4" draw:layer="layout" svg:x1="12.4cm" svg:y1="22.5cm" svg:x2="12.4cm" svg:y2="27.7cm">
          <text:p/>
        </draw:line>
        <draw:frame draw:style-name="gr10" draw:text-style-name="P10" draw:layer="layout" svg:width="2.8cm" svg:height="0.725cm" svg:x="12.294cm" svg:y="21.685cm">
          <draw:text-box>
            <text:p text:style-name="P9"><text:span text:style-name="T1"><text:s/></text:span><text:span text:style-name="T1">setWeight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0" draw:border="0%"/>
    <draw:gradient draw:name="Заливка_20_жёлтым" draw:display-name="Заливка жёлтым" draw:style="linear" draw:start-color="#ffde59" draw:end-color="#b47804" draw:start-intensity="100%" draw:end-intensity="100%" draw:angle="300" draw:border="0%"/>
    <draw:gradient draw:name="Заливка_20_зелёным" draw:display-name="Заливка зелёным" draw:style="linear" draw:start-color="#77bc65" draw:end-color="#127622" draw:start-intensity="100%" draw:end-intensity="100%" draw:angle="300" draw:border="0%"/>
    <draw:gradient draw:name="Заливка_20_красным" draw:display-name="Заливка красным" draw:style="linear" draw:start-color="#ff6d6d" draw:end-color="#c9211e" draw:start-intensity="100%" draw:end-intensity="100%" draw:angle="300" draw:border="0%"/>
    <draw:gradient draw:name="Заливка_20_синим" draw:display-name="Заливка синим" draw:style="linear" draw:start-color="#729fcf" draw:end-color="#355269" draw:start-intensity="100%" draw:end-intensity="100%" draw:angle="300" draw:border="0%"/>
    <draw:gradient draw:name="Фигуры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mall_20_Arrow" draw:display-name="Small Arrow" svg:viewBox="0 0 3000 3000" svg:d="M1500 0l1500 2789v211h-114l-1286-2392v2392h-200v-2392l-1286 2392h-114v-21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0T09:35:01.724169469</meta:creation-date>
    <dc:date>2020-10-20T10:15:32.097690686</dc:date>
    <meta:editing-duration>PT6M13S</meta:editing-duration>
    <meta:editing-cycles>2</meta:editing-cycles>
    <meta:generator>LibreOffice/6.4.5.2$Linux_X86_64 LibreOffice_project/40$Build-2</meta:generator>
    <meta:document-statistic meta:object-count="45"/>
  </office:meta>
</office:document-meta>
</file>